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0.16pt"/>
    </style:style>
    <style:style style:name="co2" style:family="table-column">
      <style:table-column-properties fo:break-before="auto" style:column-width="48.39pt"/>
    </style:style>
    <style:style style:name="ro1" style:family="table-row">
      <style:table-row-properties style:row-height="15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Desktop">
      <style:table-properties table:display="true" style:writing-mode="lr-tb"/>
    </style:style>
    <style:style style:name="ta2" style:family="table" style:master-page-name="PageStyle_5f_Web">
      <style:table-properties table:display="true" style:writing-mode="lr-tb"/>
    </style:style>
    <style:style style:name="ta3" style:family="table" style:master-page-name="PageStyle_5f_Network">
      <style:table-properties table:display="true" style:writing-mode="lr-tb"/>
    </style:style>
    <style:style style:name="ta4" style:family="table" style:master-page-name="PageStyle_5f_Telecommunications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content-validations>
        <table:content-validation table:name="val1" table:condition="of:cell-content-is-in-list(&quot;5.0&quot;;&quot;4.0&quot;;&quot;3.0&quot;;&quot;2.0&quot;;&quot;1.0&quot;)" table:allow-empty-cell="true" table:display-list="unsorted" table:base-cell-address="Desktop.A2"/>
        <table:content-validation table:name="val2" table:condition="of:cell-content-is-in-list(&quot;5.0&quot;;&quot;4.0&quot;;&quot;3.0&quot;;&quot;2.0&quot;;&quot;1.0&quot;)" table:allow-empty-cell="true" table:display-list="unsorted" table:base-cell-address="Web.A2"/>
        <table:content-validation table:name="val3" table:condition="of:cell-content-is-in-list(&quot;5.0&quot;;&quot;4.0&quot;;&quot;3.0&quot;;&quot;2.0&quot;;&quot;1.0&quot;)" table:allow-empty-cell="true" table:display-list="unsorted" table:base-cell-address="Network.A2"/>
        <table:content-validation table:name="val4" table:condition="of:cell-content-is-in-list(&quot;5.0&quot;;&quot;4.0&quot;;&quot;3.0&quot;;&quot;2.0&quot;;&quot;1.0&quot;)" table:allow-empty-cell="true" table:display-list="unsorted" table:base-cell-address="Telecommunications.A2"/>
      </table:content-validations>
      <table:table table:name="Desktop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19" table:default-cell-style-name="Default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>
            <text:p>Survey Rating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1" office:value-type="float" office:value="5" calcext:value-type="float">
            <text:p>5</text:p>
          </table:table-cell>
          <table:table-cell table:number-columns-repeated="63"/>
        </table:table-row>
        <table:table-row table:style-name="ro1" table:number-rows-repeated="97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Web" table:style-name="ta2">
        <table:table-column table:style-name="co1" table:default-cell-style-name="Default"/>
        <table:table-column table:style-name="co2" table:number-columns-repeated="19" table:default-cell-style-name="Default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>
            <text:p>Survey Rating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2" office:value-type="float" office:value="5" calcext:value-type="float">
            <text:p>5</text:p>
          </table:table-cell>
          <table:table-cell table:number-columns-repeated="63"/>
        </table:table-row>
        <table:table-row table:style-name="ro1" table:number-rows-repeated="97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Network" table:style-name="ta3">
        <table:table-column table:style-name="co1" table:default-cell-style-name="Default"/>
        <table:table-column table:style-name="co2" table:number-columns-repeated="19" table:default-cell-style-name="Default"/>
        <table:table-column table:style-name="co1" table:number-columns-repeated="44" table:default-cell-style-name="Default"/>
        <table:table-row table:style-name="ro1">
          <table:table-cell table:style-name="ce1" office:value-type="string" calcext:value-type="string">
            <text:p>Survey Rating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3" office:value-type="float" office:value="5" calcext:value-type="float">
            <text:p>5</text:p>
          </table:table-cell>
          <table:table-cell table:number-columns-repeated="63"/>
        </table:table-row>
        <table:table-row table:style-name="ro1" table:number-rows-repeated="97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Telecommunications" table:style-name="ta4">
        <table:table-column table:style-name="co1" table:number-columns-repeated="64" table:default-cell-style-name="Default"/>
        <table:table-row table:style-name="ro1">
          <table:table-cell table:style-name="ce1" office:value-type="string" calcext:value-type="string">
            <text:p>Survey Rating</text:p>
          </table:table-cell>
          <table:table-cell table:style-name="ce2" table:number-columns-repeated="20"/>
          <table:table-cell table:number-columns-repeated="43"/>
        </table:table-row>
        <table:table-row table:style-name="ro1">
          <table:table-cell table:style-name="ce1" table:content-validation-name="val4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4" calcext:value-type="float">
            <text:p>4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1" calcext:value-type="float">
            <text:p>1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2" calcext:value-type="float">
            <text:p>2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3" calcext:value-type="float">
            <text:p>3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5" calcext:value-type="float">
            <text:p>5</text:p>
          </table:table-cell>
          <table:table-cell table:number-columns-repeated="63"/>
        </table:table-row>
        <table:table-row table:style-name="ro1">
          <table:table-cell table:style-name="ce1" table:content-validation-name="val4" office:value-type="float" office:value="5" calcext:value-type="float">
            <text:p>5</text:p>
          </table:table-cell>
          <table:table-cell table:number-columns-repeated="63"/>
        </table:table-row>
        <table:table-row table:style-name="ro1" table:number-rows-repeated="974">
          <table:table-cell table:number-columns-repeated="64"/>
        </table:table-row>
        <table:table-row table:style-name="ro2" table:number-rows-repeated="104757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1">00/00/0000</text:date>, <text:time style:data-style-name="N2" text:time-value="11:31:17.245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Desktop" style:display-name="PageStyle_Desktop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Web" style:display-name="PageStyle_Web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etwork" style:display-name="PageStyle_Network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elecommunications" style:display-name="PageStyle_Telecommunication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1.2$Windows_X86_64 LibreOffice_project/b79626edf0065ac373bd1df5c28bd630b4424273</meta:generator>
    <meta:document-statistic meta:table-count="4" meta:cell-count="104" meta:object-count="0"/>
  </office:meta>
</office:document-meta>
</file>